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C-01. Manter Ponto Turístico</text:h>
      <text:p text:style-name="Text_20_body"/>
      <text:h text:style-name="Heading_20_2" text:outline-level="2">Descrição:</text:h>
      <text:p text:style-name="Text_20_body"><text:tab/>O viajante pode consultar, adicionar, alterar ou excluir pontos turísticos cadastrados no sistema.</text:p>
      <text:p text:style-name="Text_20_body"/>
      <text:p text:style-name="Text_20_body">Atores:</text:p>
      <text:p text:style-name="Text_20_body"><text:tab/>Viajante.</text:p>
      <text:p text:style-name="Text_20_body"/>
      <text:h text:style-name="Heading_20_2" text:outline-level="2">Pré-Condições:</text:h>
      <text:p text:style-name="Text_20_body"><text:tab/>1 – O viajante deve estar cadastrado no sistema.</text:p>
      <text:p text:style-name="Text_20_body"><text:tab/>2 – O viajante deve estar logado no sistema.</text:p>
      <text:p text:style-name="Text_20_body"/>
      <text:h text:style-name="Heading_20_2" text:outline-level="2">Fluxo Principal [Pesquisar]:</text:h>
      <text:p text:style-name="Text_20_body"><text:tab/>1 – O usuário seleciona a opção de consultar pontos turísticos. <text:s/>[A.2 – Inserir]</text:p>
      <text:p text:style-name="Text_20_body"><text:tab/>2 – O sistema apresenta a tela de pesquisa de pontos turísticos com os mais acessados.</text:p>
      <text:p text:style-name="Text_20_body"><text:tab/>3 – O usuário busca um ponto turístico informando estado e cidade.</text:p>
      <text:p text:style-name="Text_20_body"><text:tab/>4 – O sistema apresenta uma lista com o resultado dos pontos turísticos encontrados. [A.1 – Detalhar]</text:p>
      <text:p text:style-name="Text_20_body"/>
      <text:h text:style-name="Heading_20_2" text:outline-level="2">Fluxos Alternativos:</text:h>
      <text:p text:style-name="Text_20_body"><text:tab/>A.1 [Detalhar]</text:p>
      <text:p text:style-name="Text_20_body"><text:tab/><text:tab/>1 – O usuário seleciona um ponto turístico da listagem.</text:p>
      <text:p text:style-name="Text_20_body"><text:tab/><text:tab/>2 – O sistema apresenta as informações do ponto turístico. [A.3 - Alterar][A.4 – Excluir][<text:bookmark-start text:name="DDE_LINK"/>A.5 – Atribuir tags<text:bookmark-end text:name="DDE_LINK"/>][A.6 – Visualizar dicas][A.7 – Dar dica]</text:p>
      <text:p text:style-name="Text_20_body"><text:tab/>A.2[Inserir]</text:p>
      <text:p text:style-name="Text_20_body"><text:tab/><text:tab/>1 – O usuário seleciona opção de inserir ponto turístico.</text:p>
      <text:p text:style-name="Text_20_body"><text:tab/><text:tab/>2 – O sistema apresenta a tela com o formulário para o cadastro do ponto turístico.</text:p>
      <text:p text:style-name="Text_20_body"><text:tab/><text:tab/>3 – O usuário preenche o formulário e seleciona a opção de salvar. [E.1]</text:p>
      <text:p text:style-name="Text_20_body"><text:tab/><text:tab/>4 – O sistema exibe a tela de detalhamento e informa que os dados foram inseridos com sucesso.</text:p>
      <text:p text:style-name="Text_20_body"><text:tab/>A.3 [Alterar]</text:p>
      <text:p text:style-name="Text_20_body"><text:tab/><text:tab/>1 – O usuário seleciona a opção de alterar o ponto turístico detalhado.</text:p>
      <text:p text:style-name="Text_20_body"><text:tab/><text:tab/>2 – O sistema apresenta a tela de edição de ponto turístico.</text:p>
      <text:p text:style-name="Text_20_body"><text:soft-page-break/><text:tab/><text:tab/>3 – O usuário adiciona novas informações (ou altera todos os dados) e depois seleciona a opção de salvar. [E.1]</text:p>
      <text:p text:style-name="Text_20_body"><text:tab/><text:tab/>4 – O sistema exibe a tela de detalhamento e informa que os dados foram atualizados <text:s/>com sucesso.<text:tab/></text:p>
      <text:p text:style-name="Text_20_body"><text:tab/>A.4 [Excluir]</text:p>
      <text:p text:style-name="Text_20_body"><text:tab/><text:tab/>1 – O usuário seleciona a opção de excluir o ponto turístico detalhado.</text:p>
      <text:p text:style-name="Text_20_body"><text:tab/><text:tab/>2 – O sistema exibe a tela de confirmação de exclusão.</text:p>
      <text:p text:style-name="Text_20_body"><text:tab/><text:tab/>3 – O usuário confirma ou não a exclusão.</text:p>
      <text:p text:style-name="Text_20_body"><text:tab/><text:tab/>4 – O sistema apresenta a operação indicada pelo usuário e apresenta o resultado.</text:p>
      <text:p text:style-name="Text_20_body"><text:tab/>A.5 – [Atribuir tags]</text:p>
      <text:p text:style-name="Text_20_body"><text:tab/><text:tab/><text:bookmark-start text:name="DDE_LINK2"/>Os passos estão descritos no caso de uso Atribuir tag a ponto turístico (UC – 11).<text:bookmark-end text:name="DDE_LINK2"/></text:p>
      <text:p text:style-name="Text_20_body"><text:tab/>A.6 – [Visualizar dicas]</text:p>
      <text:p text:style-name="Text_20_body"><text:tab/><text:tab/>Os passos estão descritos no caso de uso Dar dica (UC – 05).</text:p>
      <text:p text:style-name="Text_20_body"><text:tab/>A.7 – [Dar dica]</text:p>
      <text:p text:style-name="Text_20_body"><text:tab/><text:tab/>Os passos estão descritos no caso de uso Dar dica (UC – 05).</text:p>
      <text:h text:style-name="Heading_20_2" text:outline-level="2">Fluxos de exceção:</text:h>
      <text:p text:style-name="Text_20_body"><text:tab/>E.1 [Campos obrigatórios não preenchidos]</text:p>
      <text:p text:style-name="Text_20_body"><text:tab/><text:tab/>1 – O sistema não salva o ponto turístico, volta para tela de cadastro e informa que os campos obrigatórios devem ser preenchidos.</text:p>
      <text:p text:style-name="Text_20_body"><text:tab/><text:tab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size="11pt" fo:language="pt" fo:country="BR" style:font-name-asian="Calibri" style:font-size-asian="11pt" style:font-name-complex="Calibri" style:font-size-complex="11pt" style:language-complex="ar" style:country-complex="SA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12:09</meta:creation-date>
    <dc:date>2009-07-30T19:22:46</dc:date>
    <meta:editing-duration>PT00H34M13S</meta:editing-duration>
    <meta:editing-cycles>25</meta:editing-cycles>
    <meta:generator>OpenOffice.org/3.0$Linux OpenOffice.org_project/300m15$Build-9379</meta:generator>
    <meta:document-statistic meta:table-count="0" meta:image-count="0" meta:object-count="0" meta:page-count="2" meta:paragraph-count="42" meta:word-count="410" meta:character-count="2369"/>
  </office:meta>
</office:document-meta>
</file>